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weep_dep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3" table:default-cell-style-name="Default"/>
        <table:table-column table:style-name="co5" table:default-cell-style-name="ce1"/>
        <table:table-column table:style-name="co5" table:number-columns-repeated="3" table:default-cell-style-name="Default"/>
        <table:table-column table:style-name="co5" table:default-cell-style-name="ce1"/>
        <table:table-column table:style-name="co5" table:number-columns-repeated="3" table:default-cell-style-name="Default"/>
        <table:table-column table:style-name="co5" table:default-cell-style-name="ce1"/>
        <table:table-column table:style-name="co5" table:number-columns-repeated="3" table:default-cell-style-name="Default"/>
        <table:table-column table:style-name="co5" table:default-cell-style-name="ce1"/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8" calcext:value-type="float">
            <text:p>0.0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3" calcext:value-type="float">
            <text:p>0.0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1" calcext:value-type="float">
            <text:p>0.0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9" calcext:value-type="float">
            <text:p>0.0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34" calcext:value-type="float">
            <text:p>0.0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35" calcext:value-type="float">
            <text:p>0.0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32" calcext:value-type="float">
            <text:p>0.0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58" calcext:value-type="float">
            <text:p>0.0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26" calcext:value-type="float">
            <text:p>0.0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4" calcext:value-type="float">
            <text:p>0.0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32" calcext:value-type="float">
            <text:p>0.0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36" calcext:value-type="float">
            <text:p>0.0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25" calcext:value-type="float">
            <text:p>0.0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89" calcext:value-type="float">
            <text:p>0.08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16" calcext:value-type="float">
            <text:p>0.0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49" calcext:value-type="float">
            <text:p>0.0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31" calcext:value-type="float">
            <text:p>0.0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36" calcext:value-type="float">
            <text:p>0.0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52" calcext:value-type="float">
            <text:p>0.0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29" calcext:value-type="float">
            <text:p>0.0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35" calcext:value-type="float">
            <text:p>0.0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9" calcext:value-type="float">
            <text:p>0.0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27" calcext:value-type="float">
            <text:p>0.0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4" calcext:value-type="float">
            <text:p>0.0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494" calcext:value-type="float">
            <text:p>0.494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551" calcext:value-type="float">
            <text:p>0.551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497" calcext:value-type="float">
            <text:p>0.497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554" calcext:value-type="float">
            <text:p>0.554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601" calcext:value-type="float">
            <text:p>0.601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577" calcext:value-type="float">
            <text:p>0.577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592" calcext:value-type="float">
            <text:p>0.592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55" calcext:value-type="float">
            <text:p>0.5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537" calcext:value-type="float">
            <text:p>0.537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583" calcext:value-type="float">
            <text:p>0.583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539" calcext:value-type="float">
            <text:p>0.539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504" calcext:value-type="float">
            <text:p>0.5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622" calcext:value-type="float">
            <text:p>0.6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552" calcext:value-type="float">
            <text:p>0.55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498" calcext:value-type="float">
            <text:p>0.498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585" calcext:value-type="float">
            <text:p>0.58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577" calcext:value-type="float">
            <text:p>0.577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545" calcext:value-type="float">
            <text:p>0.54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547" calcext:value-type="float">
            <text:p>0.547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542" calcext:value-type="float">
            <text:p>0.54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538" calcext:value-type="float">
            <text:p>0.538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572" calcext:value-type="float">
            <text:p>0.572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585" calcext:value-type="float">
            <text:p>0.58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543" calcext:value-type="float">
            <text:p>0.543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554" calcext:value-type="float">
            <text:p>0.554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558" calcext:value-type="float">
            <text:p>0.558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97" calcext:value-type="float">
            <text:p>0.497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66" calcext:value-type="float">
            <text:p>0.566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33" calcext:value-type="float">
            <text:p>0.533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642" calcext:value-type="float">
            <text:p>0.642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689" calcext:value-type="float">
            <text:p>0.689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581" calcext:value-type="float">
            <text:p>0.581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591" calcext:value-type="float">
            <text:p>0.591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608" calcext:value-type="float">
            <text:p>0.608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544" calcext:value-type="float">
            <text:p>0.544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652" calcext:value-type="float">
            <text:p>0.652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59" calcext:value-type="float">
            <text:p>0.59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54" calcext:value-type="float">
            <text:p>0.54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625" calcext:value-type="float">
            <text:p>0.625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588" calcext:value-type="float">
            <text:p>0.588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01" calcext:value-type="float">
            <text:p>0.601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17" calcext:value-type="float">
            <text:p>0.617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78" calcext:value-type="float">
            <text:p>0.578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608" calcext:value-type="float">
            <text:p>0.608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628" calcext:value-type="float">
            <text:p>0.628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522" calcext:value-type="float">
            <text:p>0.522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577" calcext:value-type="float">
            <text:p>0.577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574" calcext:value-type="float">
            <text:p>0.574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522" calcext:value-type="float">
            <text:p>0.522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589" calcext:value-type="float">
            <text:p>0.589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564" calcext:value-type="float">
            <text:p>0.564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545" calcext:value-type="float">
            <text:p>0.54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555" calcext:value-type="float">
            <text:p>0.555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565" calcext:value-type="float">
            <text:p>0.56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office:value-type="float" office:value="0.556" calcext:value-type="float">
            <text:p>0.556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office:value-type="float" office:value="0.552" calcext:value-type="float">
            <text:p>0.552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office:value-type="float" office:value="0.59" calcext:value-type="float">
            <text:p>0.59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638" calcext:value-type="float">
            <text:p>0.638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597" calcext:value-type="float">
            <text:p>0.597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597" calcext:value-type="float">
            <text:p>0.597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558" calcext:value-type="float">
            <text:p>0.558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605" calcext:value-type="float">
            <text:p>0.605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651" calcext:value-type="float">
            <text:p>0.65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597" calcext:value-type="float">
            <text:p>0.597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659" calcext:value-type="float">
            <text:p>0.659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654" calcext:value-type="float">
            <text:p>0.654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604" calcext:value-type="float">
            <text:p>0.604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617" calcext:value-type="float">
            <text:p>0.617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678" calcext:value-type="float">
            <text:p>0.678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38" calcext:value-type="float">
            <text:p>0.638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87" calcext:value-type="float">
            <text:p>0.587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18" calcext:value-type="float">
            <text:p>0.618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612" calcext:value-type="float">
            <text:p>0.612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519" calcext:value-type="float">
            <text:p>0.519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626" calcext:value-type="float">
            <text:p>0.626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584" calcext:value-type="float">
            <text:p>0.584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609" calcext:value-type="float">
            <text:p>0.609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58" calcext:value-type="float">
            <text:p>0.58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592" calcext:value-type="float">
            <text:p>0.592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545" calcext:value-type="float">
            <text:p>0.545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55" calcext:value-type="float">
            <text:p>0.555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84" calcext:value-type="float">
            <text:p>0.584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98" calcext:value-type="float">
            <text:p>0.598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37" calcext:value-type="float">
            <text:p>0.537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36" calcext:value-type="float">
            <text:p>0.536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63" calcext:value-type="float">
            <text:p>0.563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64" calcext:value-type="float">
            <text:p>0.64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617" calcext:value-type="float">
            <text:p>0.617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712" calcext:value-type="float">
            <text:p>0.712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631" calcext:value-type="float">
            <text:p>0.631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639" calcext:value-type="float">
            <text:p>0.639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618" calcext:value-type="float">
            <text:p>0.618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654" calcext:value-type="float">
            <text:p>0.654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598" calcext:value-type="float">
            <text:p>0.598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667" calcext:value-type="float">
            <text:p>0.667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594" calcext:value-type="float">
            <text:p>0.594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602" calcext:value-type="float">
            <text:p>0.602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633" calcext:value-type="float">
            <text:p>0.633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14" calcext:value-type="float">
            <text:p>0.614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25" calcext:value-type="float">
            <text:p>0.625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87" calcext:value-type="float">
            <text:p>0.587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601" calcext:value-type="float">
            <text:p>0.601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619" calcext:value-type="float">
            <text:p>0.619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622" calcext:value-type="float">
            <text:p>0.622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615" calcext:value-type="float">
            <text:p>0.615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613" calcext:value-type="float">
            <text:p>0.613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586" calcext:value-type="float">
            <text:p>0.586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594" calcext:value-type="float">
            <text:p>0.594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556" calcext:value-type="float">
            <text:p>0.556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545" calcext:value-type="float">
            <text:p>0.545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556" calcext:value-type="float">
            <text:p>0.556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545" calcext:value-type="float">
            <text:p>0.545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565" calcext:value-type="float">
            <text:p>0.565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94" calcext:value-type="float">
            <text:p>0.494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612" calcext:value-type="float">
            <text:p>0.612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4" calcext:value-type="float">
            <text:p>0.54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503" calcext:value-type="float">
            <text:p>0.50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611" calcext:value-type="float">
            <text:p>0.61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677" calcext:value-type="float">
            <text:p>0.677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686" calcext:value-type="float">
            <text:p>0.68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03" calcext:value-type="float">
            <text:p>0.03</text:p>
          </table:table-cell>
          <table:table-cell office:value-type="float" office:value="0.541" calcext:value-type="float">
            <text:p>0.54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627" calcext:value-type="float">
            <text:p>0.627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732" calcext:value-type="float">
            <text:p>0.732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719" calcext:value-type="float">
            <text:p>0.719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571" calcext:value-type="float">
            <text:p>0.57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661" calcext:value-type="float">
            <text:p>0.66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639" calcext:value-type="float">
            <text:p>0.639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663" calcext:value-type="float">
            <text:p>0.663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.561" calcext:value-type="float">
            <text:p>0.56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625" calcext:value-type="float">
            <text:p>0.625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662" calcext:value-type="float">
            <text:p>0.662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584" calcext:value-type="float">
            <text:p>0.584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09" calcext:value-type="float">
            <text:p>0.09</text:p>
          </table:table-cell>
          <table:table-cell office:value-type="float" office:value="0.536" calcext:value-type="float">
            <text:p>0.53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24" calcext:value-type="float">
            <text:p>0.624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11" calcext:value-type="float">
            <text:p>0.11</text:p>
          </table:table-cell>
          <table:table-cell office:value-type="float" office:value="0.551" calcext:value-type="float">
            <text:p>0.55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588" calcext:value-type="float">
            <text:p>0.588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604" calcext:value-type="float">
            <text:p>0.604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613" calcext:value-type="float">
            <text:p>0.613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13" calcext:value-type="float">
            <text:p>0.13</text:p>
          </table:table-cell>
          <table:table-cell office:value-type="float" office:value="0.544" calcext:value-type="float">
            <text:p>0.54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603" calcext:value-type="float">
            <text:p>0.603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565" calcext:value-type="float">
            <text:p>0.565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623" calcext:value-type="float">
            <text:p>0.623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.561" calcext:value-type="float">
            <text:p>0.56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618" calcext:value-type="float">
            <text:p>0.618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621" calcext:value-type="float">
            <text:p>0.621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572" calcext:value-type="float">
            <text:p>0.572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17" calcext:value-type="float">
            <text:p>0.17</text:p>
          </table:table-cell>
          <table:table-cell office:value-type="float" office:value="0.557" calcext:value-type="float">
            <text:p>0.557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597" calcext:value-type="float">
            <text:p>0.597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606" calcext:value-type="float">
            <text:p>0.606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594" calcext:value-type="float">
            <text:p>0.594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19" calcext:value-type="float">
            <text:p>0.19</text:p>
          </table:table-cell>
          <table:table-cell office:value-type="float" office:value="0.579" calcext:value-type="float">
            <text:p>0.579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17" calcext:value-type="float">
            <text:p>0.517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51" calcext:value-type="float">
            <text:p>0.551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23" calcext:value-type="float">
            <text:p>0.523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568" calcext:value-type="float">
            <text:p>0.568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568" calcext:value-type="float">
            <text:p>0.568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653" calcext:value-type="float">
            <text:p>0.653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697" calcext:value-type="float">
            <text:p>0.697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569" calcext:value-type="float">
            <text:p>0.569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table:style-name="ce2" office:value-type="float" office:value="0.73" calcext:value-type="float">
            <text:p>0.73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728" calcext:value-type="float">
            <text:p>0.728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717" calcext:value-type="float">
            <text:p>0.717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59" calcext:value-type="float">
            <text:p>0.59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592" calcext:value-type="float">
            <text:p>0.592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639" calcext:value-type="float">
            <text:p>0.639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648" calcext:value-type="float">
            <text:p>0.648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573" calcext:value-type="float">
            <text:p>0.573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578" calcext:value-type="float">
            <text:p>0.578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646" calcext:value-type="float">
            <text:p>0.646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576" calcext:value-type="float">
            <text:p>0.576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87" calcext:value-type="float">
            <text:p>0.587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615" calcext:value-type="float">
            <text:p>0.615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85" calcext:value-type="float">
            <text:p>0.585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601" calcext:value-type="float">
            <text:p>0.601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577" calcext:value-type="float">
            <text:p>0.577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628" calcext:value-type="float">
            <text:p>0.628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573" calcext:value-type="float">
            <text:p>0.573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611" calcext:value-type="float">
            <text:p>0.611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578" calcext:value-type="float">
            <text:p>0.578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597" calcext:value-type="float">
            <text:p>0.597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623" calcext:value-type="float">
            <text:p>0.623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584" calcext:value-type="float">
            <text:p>0.584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548" calcext:value-type="float">
            <text:p>0.548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629" calcext:value-type="float">
            <text:p>0.629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613" calcext:value-type="float">
            <text:p>0.613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572" calcext:value-type="float">
            <text:p>0.572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6" calcext:value-type="float">
            <text:p>0.56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99" calcext:value-type="float">
            <text:p>0.599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86" calcext:value-type="float">
            <text:p>0.586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89" calcext:value-type="float">
            <text:p>0.589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496" calcext:value-type="float">
            <text:p>0.496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571" calcext:value-type="float">
            <text:p>0.571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628" calcext:value-type="float">
            <text:p>0.628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569" calcext:value-type="float">
            <text:p>0.569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617" calcext:value-type="float">
            <text:p>0.617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604" calcext:value-type="float">
            <text:p>0.604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727" calcext:value-type="float">
            <text:p>0.727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691" calcext:value-type="float">
            <text:p>0.691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568" calcext:value-type="float">
            <text:p>0.568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592" calcext:value-type="float">
            <text:p>0.592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683" calcext:value-type="float">
            <text:p>0.683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711" calcext:value-type="float">
            <text:p>0.711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571" calcext:value-type="float">
            <text:p>0.571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566" calcext:value-type="float">
            <text:p>0.566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606" calcext:value-type="float">
            <text:p>0.606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707" calcext:value-type="float">
            <text:p>0.707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566" calcext:value-type="float">
            <text:p>0.566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537" calcext:value-type="float">
            <text:p>0.537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605" calcext:value-type="float">
            <text:p>0.605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642" calcext:value-type="float">
            <text:p>0.642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83" calcext:value-type="float">
            <text:p>0.583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01" calcext:value-type="float">
            <text:p>0.601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98" calcext:value-type="float">
            <text:p>0.598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64" calcext:value-type="float">
            <text:p>0.66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537" calcext:value-type="float">
            <text:p>0.537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614" calcext:value-type="float">
            <text:p>0.614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619" calcext:value-type="float">
            <text:p>0.619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618" calcext:value-type="float">
            <text:p>0.618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537" calcext:value-type="float">
            <text:p>0.537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578" calcext:value-type="float">
            <text:p>0.578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552" calcext:value-type="float">
            <text:p>0.552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603" calcext:value-type="float">
            <text:p>0.603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547" calcext:value-type="float">
            <text:p>0.547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583" calcext:value-type="float">
            <text:p>0.583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582" calcext:value-type="float">
            <text:p>0.582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558" calcext:value-type="float">
            <text:p>0.558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57" calcext:value-type="float">
            <text:p>0.57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569" calcext:value-type="float">
            <text:p>0.569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609" calcext:value-type="float">
            <text:p>0.609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628" calcext:value-type="float">
            <text:p>0.628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498" calcext:value-type="float">
            <text:p>0.498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473" calcext:value-type="float">
            <text:p>0.473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87" calcext:value-type="float">
            <text:p>0.587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88" calcext:value-type="float">
            <text:p>0.588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589" calcext:value-type="float">
            <text:p>0.589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713" calcext:value-type="float">
            <text:p>0.713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725" calcext:value-type="float">
            <text:p>0.725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748" calcext:value-type="float">
            <text:p>0.748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654" calcext:value-type="float">
            <text:p>0.654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619" calcext:value-type="float">
            <text:p>0.619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689" calcext:value-type="float">
            <text:p>0.689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746" calcext:value-type="float">
            <text:p>0.74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576" calcext:value-type="float">
            <text:p>0.576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537" calcext:value-type="float">
            <text:p>0.537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689" calcext:value-type="float">
            <text:p>0.689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622" calcext:value-type="float">
            <text:p>0.622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593" calcext:value-type="float">
            <text:p>0.593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676" calcext:value-type="float">
            <text:p>0.676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603" calcext:value-type="float">
            <text:p>0.603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84" calcext:value-type="float">
            <text:p>0.584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05" calcext:value-type="float">
            <text:p>0.605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4" calcext:value-type="float">
            <text:p>0.6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528" calcext:value-type="float">
            <text:p>0.528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592" calcext:value-type="float">
            <text:p>0.592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605" calcext:value-type="float">
            <text:p>0.605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621" calcext:value-type="float">
            <text:p>0.621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585" calcext:value-type="float">
            <text:p>0.585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596" calcext:value-type="float">
            <text:p>0.596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634" calcext:value-type="float">
            <text:p>0.63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527" calcext:value-type="float">
            <text:p>0.527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608" calcext:value-type="float">
            <text:p>0.608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58" calcext:value-type="float">
            <text:p>0.58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566" calcext:value-type="float">
            <text:p>0.56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536" calcext:value-type="float">
            <text:p>0.536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565" calcext:value-type="float">
            <text:p>0.565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591" calcext:value-type="float">
            <text:p>0.591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629" calcext:value-type="float">
            <text:p>0.629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29" calcext:value-type="float">
            <text:p>0.529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99" calcext:value-type="float">
            <text:p>0.599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96" calcext:value-type="float">
            <text:p>0.596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18" calcext:value-type="float">
            <text:p>0.618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594" calcext:value-type="float">
            <text:p>0.594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661" calcext:value-type="float">
            <text:p>0.661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684" calcext:value-type="float">
            <text:p>0.684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745" calcext:value-type="float">
            <text:p>0.745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566" calcext:value-type="float">
            <text:p>0.566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727" calcext:value-type="float">
            <text:p>0.727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726" calcext:value-type="float">
            <text:p>0.726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649" calcext:value-type="float">
            <text:p>0.649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579" calcext:value-type="float">
            <text:p>0.579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696" calcext:value-type="float">
            <text:p>0.696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656" calcext:value-type="float">
            <text:p>0.656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608" calcext:value-type="float">
            <text:p>0.608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677" calcext:value-type="float">
            <text:p>0.677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604" calcext:value-type="float">
            <text:p>0.604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691" calcext:value-type="float">
            <text:p>0.691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646" calcext:value-type="float">
            <text:p>0.646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549" calcext:value-type="float">
            <text:p>0.549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639" calcext:value-type="float">
            <text:p>0.639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613" calcext:value-type="float">
            <text:p>0.613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537" calcext:value-type="float">
            <text:p>0.537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618" calcext:value-type="float">
            <text:p>0.618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608" calcext:value-type="float">
            <text:p>0.608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582" calcext:value-type="float">
            <text:p>0.582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588" calcext:value-type="float">
            <text:p>0.588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606" calcext:value-type="float">
            <text:p>0.606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618" calcext:value-type="float">
            <text:p>0.618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569" calcext:value-type="float">
            <text:p>0.569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624" calcext:value-type="float">
            <text:p>0.624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553" calcext:value-type="float">
            <text:p>0.553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537" calcext:value-type="float">
            <text:p>0.537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632" calcext:value-type="float">
            <text:p>0.632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589" calcext:value-type="float">
            <text:p>0.589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595" calcext:value-type="float">
            <text:p>0.595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45" calcext:value-type="float">
            <text:p>0.545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91" calcext:value-type="float">
            <text:p>0.591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59" calcext:value-type="float">
            <text:p>0.559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87" calcext:value-type="float">
            <text:p>0.587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562" calcext:value-type="float">
            <text:p>0.5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1" calcext:value-type="float">
            <text:p>0.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style-name="ce2" office:value-type="float" office:value="0.773" calcext:value-type="float">
            <text:p>0.77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style-name="ce2" office:value-type="float" office:value="0.762" calcext:value-type="float">
            <text:p>0.76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style-name="ce2" office:value-type="float" office:value="0.739" calcext:value-type="float">
            <text:p>0.7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583" calcext:value-type="float">
            <text:p>0.5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638" calcext:value-type="float">
            <text:p>0.63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708" calcext:value-type="float">
            <text:p>0.70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706" calcext:value-type="float">
            <text:p>0.70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546" calcext:value-type="float">
            <text:p>0.5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638" calcext:value-type="float">
            <text:p>0.63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641" calcext:value-type="float">
            <text:p>0.64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636" calcext:value-type="float">
            <text:p>0.6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585" calcext:value-type="float">
            <text:p>0.58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595" calcext:value-type="float">
            <text:p>0.59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615" calcext:value-type="float">
            <text:p>0.6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52" calcext:value-type="float">
            <text:p>0.5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78" calcext:value-type="float">
            <text:p>0.57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42" calcext:value-type="float">
            <text:p>0.64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39" calcext:value-type="float">
            <text:p>0.63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615" calcext:value-type="float">
            <text:p>0.6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569" calcext:value-type="float">
            <text:p>0.56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59" calcext:value-type="float">
            <text:p>0.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581" calcext:value-type="float">
            <text:p>0.5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545" calcext:value-type="float">
            <text:p>0.5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617" calcext:value-type="float">
            <text:p>0.61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599" calcext:value-type="float">
            <text:p>0.59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624" calcext:value-type="float">
            <text:p>0.6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581" calcext:value-type="float">
            <text:p>0.58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63" calcext:value-type="float">
            <text:p>0.56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86" calcext:value-type="float">
            <text:p>0.58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603" calcext:value-type="float">
            <text:p>0.60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605" calcext:value-type="float">
            <text:p>0.60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83" calcext:value-type="float">
            <text:p>0.5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9" calcext:value-type="float">
            <text:p>0.5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07" calcext:value-type="float">
            <text:p>0.60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74" calcext:value-type="float">
            <text:p>0.57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table:number-columns-repeated="3"/>
          <table:table-cell table:formula="of:=MAX([.D1:.D121])" office:value-type="float" office:value="0.654" calcext:value-type="float">
            <text:p>0.654</text:p>
          </table:table-cell>
          <table:table-cell table:number-columns-repeated="3"/>
          <table:table-cell table:style-name="Default" table:formula="of:=MAX([.H1:.H121])" office:value-type="float" office:value="0.73" calcext:value-type="float">
            <text:p>0.73</text:p>
          </table:table-cell>
          <table:table-cell table:number-columns-repeated="3"/>
          <table:table-cell table:style-name="Default" table:formula="of:=MAX([.L1:.L121])" office:value-type="float" office:value="0.773" calcext:value-type="float">
            <text:p>0.773</text:p>
          </table:table-cell>
          <table:table-cell table:number-columns-repeated="3"/>
          <table:table-cell table:style-name="Default" table:formula="of:=MAX([.P1:.P121])" office:value-type="float" office:value="0.762" calcext:value-type="float">
            <text:p>0.762</text:p>
          </table:table-cell>
          <table:table-cell table:number-columns-repeated="3"/>
          <table:table-cell table:style-name="Default" table:formula="of:=MAX([.T1:.T121])" office:value-type="float" office:value="0.739" calcext:value-type="float">
            <text:p>0.7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6T18:29:34.664875199</dc:date>
    <meta:editing-duration>PT4M13S</meta:editing-duration>
    <meta:editing-cycles>1</meta:editing-cycles>
    <meta:document-statistic meta:table-count="1" meta:cell-count="2201" meta:object-count="0"/>
    <meta:generator>LibreOffice/7.1.6.2$Linux_X86_64 LibreOffice_project/10$Build-2</meta:generator>
  </office:meta>
</office:document-meta>
</file>